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154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Health</text:p>
          </table:table-cell>
          <table:table-cell table:style-name="ce1" office:value-type="string" calcext:value-type="string">
            <text:p>Alignment</text:p>
          </table:table-cell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Mood</text:p>
          </table:table-cell>
          <table:table-cell table:style-name="ce1" office:value-type="string" calcext:value-type="string">
            <text:p>Age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The Hall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haotic Evi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razy</text:p>
          </table:table-cell>
          <table:table-cell office:value-type="string" calcext:value-type="string">
            <text:p>70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Offic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 Go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ad</text:p>
          </table:table-cell>
          <table:table-cell office:value-type="string" calcext:value-type="string">
            <text:p>80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Basem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 Evil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50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Ruined Cit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undless Retail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lectrical Statio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60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paced-Out Range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mple of Bloo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mond Field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War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arlit Cinema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Bor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stless Restaurant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blimity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Peacefu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he Aquarium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Mysteriou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dless Data cent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awful Evi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l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he Dying Level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ad</text:p>
          </table:table-cell>
          <table:table-cell table:number-columns-repeated="1019"/>
        </table:table-row>
        <table:table-row table:style-name="ro1">
          <table:table-cell table:style-name="ce1" table:number-columns-repeated="11"/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table:number-columns-repeated="11"/>
          <table:table-cell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Bitstream Vera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2T11:54:42.654717577</meta:creation-date>
    <dc:date>2024-06-04T13:07:01.056990327</dc:date>
    <meta:editing-duration>P1DT15H11M16S</meta:editing-duration>
    <meta:editing-cycles>1</meta:editing-cycles>
    <meta:document-statistic meta:table-count="1" meta:cell-count="57" meta:object-count="0"/>
    <meta:generator>LibreOffice/7.0.4.2$Linux_AARCH64 LibreOffice_project/00$Build-2</meta:generator>
  </office:meta>
</office:document-meta>
</file>